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67.9mm" svg:height="159.9mm" svg:x="92.23mm" svg:y="12.49mm">
            <draw:object draw:notify-on-update-of-ranges="Feuille1.B3:Feuille1.B9 Feuille1.A3:Feuille1.A9 Feuille1.B3:Feuille1.B9 Feuille1.A11:Feuille1.A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 (nano-s)</text:p>
          </table:table-cell>
          <table:table-cell office:value-type="string" calcext:value-type="string">
            <text:p>nbTest</text:p>
          </table:table-cell>
        </table:table-row>
        <table:table-row table:style-name="ro1">
          <table:table-cell office:value-type="string" calcext:value-type="string">
            <text:p>vNaive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vBoyerMoore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8:59:59.140338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2:25:22.629514810</meta:creation-date>
    <dc:date>2020-05-21T19:09:09.065111737</dc:date>
    <meta:editing-duration>PT22M14S</meta:editing-duration>
    <meta:editing-cycles>5</meta:editing-cycles>
    <meta:generator>LibreOffice/6.0.7.3$Linux_X86_64 LibreOffice_project/00m0$Build-3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91cm" svg:height="15.991cm" xlink:href=".." xlink:type="simple" chart:class="chart:scatter" chart:style-name="ch1">
        <chart:legend chart:legend-position="end" svg:x="23.463cm" svg:y="7.447cm" style:legend-expansion="high" chart:style-name="ch2"/>
        <chart:plot-area chart:style-name="ch3" table:cell-range-address="Feuille1.A3:Feuille1.B9 Feuille1.A11:Feuille1.A17" chart:data-source-has-labels="row" svg:x="1.546cm" svg:y="0.319cm" svg:width="21.382cm" svg:height="14.372cm">
          <chartooo:coordinate-region svg:x="2.353cm" svg:y="0.518cm" svg:width="20.203cm" svg:height="13.526cm"/>
          <chart:axis chart:dimension="x" chart:name="primary-x" chart:style-name="ch4">
            <chart:title svg:x="11.955cm" svg:y="15.01cm" chart:style-name="ch5">
              <text:p>Mo</text:p>
            </chart:title>
          </chart:axis>
          <chart:axis chart:dimension="y" chart:name="primary-y" chart:style-name="ch4">
            <chart:title svg:x="0.451cm" svg:y="7.919cm" chart:style-name="ch6">
              <text:p>Time</text:p>
            </chart:title>
            <chart:grid chart:style-name="ch7" chart:class="major"/>
          </chart:axis>
          <chart:series chart:style-name="ch8" chart:values-cell-range-address="Feuille1.A3:Feuille1.A9" loext:label-string="vnaive" chart:class="chart:scatter">
            <chart:domain table:cell-range-address="Feuille1.B3:Feuille1.B9"/>
            <chart:data-point chart:repeated="7"/>
          </chart:series>
          <chart:series chart:style-name="ch9" chart:values-cell-range-address="Feuille1.A11:Feuille1.A17" loext:label-string="vboyermoore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naive</text:p>
              </table:table-cell>
              <table:table-cell office:value-type="string">
                <text:p>vboyermoo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B3:Feuille1.B9</svg:desc>
                </draw:g>
              </table:table-cell>
              <table:table-cell office:value-type="float" office:value="90">
                <text:p>90</text:p>
                <draw:g>
                  <svg:desc>Feuille1.A3:Feuille1.A9</svg:desc>
                </draw:g>
              </table:table-cell>
              <table:table-cell office:value-type="float" office:value="100">
                <text:p>100</text:p>
                <draw:g>
                  <svg:desc>Feuille1.A11:Feuille1.A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3">
                <text:p>11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61">
                <text:p>16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3">
                <text:p>32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60">
                <text:p>4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805">
                <text:p>8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700">
                <text:p>1700</text:p>
              </table:table-cell>
              <table:table-cell office:value-type="float" office:value="106">
                <text:p>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